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.8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28.01pt"/>
    </style:style>
    <style:style style:name="co5" style:family="table-column">
      <style:table-column-properties fo:break-before="auto" style:column-width="45.75pt"/>
    </style:style>
    <style:style style:name="co6" style:family="table-column">
      <style:table-column-properties fo:break-before="auto" style:column-width="37.3pt"/>
    </style:style>
    <style:style style:name="co7" style:family="table-column">
      <style:table-column-properties fo:break-before="auto" style:column-width="24.15pt"/>
    </style:style>
    <style:style style:name="co8" style:family="table-column">
      <style:table-column-properties fo:break-before="auto" style:column-width="38.04pt"/>
    </style:style>
    <style:style style:name="co9" style:family="table-column">
      <style:table-column-properties fo:break-before="auto" style:column-width="35.74pt"/>
    </style:style>
    <style:style style:name="co10" style:family="table-column">
      <style:table-column-properties fo:break-before="auto" style:column-width="25.71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oscillate180" table:style-name="ta1">
        <table:shapes>
          <draw:frame draw:z-index="0" draw:style-name="gr1" draw:text-style-name="P1" svg:width="1435.8pt" svg:height="899.77pt" svg:x="706.59pt" svg:y="3pt">
            <loext:p draw:notify-on-update-of-ranges="oscillate180.P1:oscillate180.P1 oscillate180.P2:oscillate180.P72 oscillate180.Q1:oscillate180.Q1 oscillate180.Q2:oscillate180.Q72 oscillate180.P1:oscillate180.P1 oscillate180.P2:oscillate180.P72 oscillate180.R1:oscillate180.R1 oscillate180.R2:oscillate180.R72 oscillate180.P1:oscillate180.P1 oscillate180.P2:oscillate180.P72 oscillate180.S1:oscillate180.S1 oscillate180.S2:oscillate180.S7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number-columns-repeated="4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kd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Pm_last</text:p>
          </table:table-cell>
          <table:table-cell office:value-type="string" calcext:value-type="string">
            <text:p>P_last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m</text:p>
          </table:table-cell>
          <table:table-cell/>
          <table:table-cell office:value-type="string" calcext:value-type="string">
            <text:p>raw_T</text:p>
          </table:table-cell>
          <table:table-cell office:value-type="string" calcext:value-type="string">
            <text:p>kpT</text:p>
          </table:table-cell>
          <table:table-cell office:value-type="string" calcext:value-type="string">
            <text:p>kdT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Pr_deg</text:p>
          </table:table-cell>
          <table:table-cell office:value-type="string" calcext:value-type="string">
            <text:p>Pm_deg</text:p>
          </table:table-cell>
          <table:table-cell office:value-type="string" calcext:value-type="string">
            <text:p>Torqu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384" calcext:value-type="float">
            <text:p>384</text:p>
          </table:table-cell>
          <table:table-cell office:value-type="float" office:value="577" calcext:value-type="float">
            <text:p>577</text:p>
          </table:table-cell>
          <table:table-cell office:value-type="float" office:value="-163" calcext:value-type="float">
            <text:p>-163</text:p>
          </table:table-cell>
          <table:table-cell office:value-type="float" office:value="1124" calcext:value-type="float">
            <text:p>1124</text:p>
          </table:table-cell>
          <table:table-cell office:value-type="float" office:value="-547" calcext:value-type="float">
            <text:p>-54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46" calcext:value-type="float">
            <text:p>246</text:p>
          </table:table-cell>
          <table:table-cell office:value-type="float" office:value="259" calcext:value-type="float">
            <text:p>25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0" calcext:value-type="float">
            <text:p>0</text:p>
          </table:table-cell>
          <table:table-cell table:formula="of:=[.C2]*360/2249" office:value-type="float" office:value="153.828368163628" calcext:value-type="float">
            <text:p>153.8283681636</text:p>
          </table:table-cell>
          <table:table-cell table:formula="of:=[.D2]*360/2249" office:value-type="float" office:value="61.4673188083593" calcext:value-type="float">
            <text:p>61.467318808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384" calcext:value-type="float">
            <text:p>384</text:p>
          </table:table-cell>
          <table:table-cell office:value-type="float" office:value="577" calcext:value-type="float">
            <text:p>577</text:p>
          </table:table-cell>
          <table:table-cell office:value-type="float" office:value="-853" calcext:value-type="float">
            <text:p>-853</text:p>
          </table:table-cell>
          <table:table-cell office:value-type="float" office:value="200" calcext:value-type="float">
            <text:p>200</text:p>
          </table:table-cell>
          <table:table-cell office:value-type="float" office:value="-4" calcext:value-type="float">
            <text:p>-4</text:p>
          </table:table-cell>
          <table:table-cell/>
          <table:table-cell office:value-type="float" office:value="-145" calcext:value-type="float">
            <text:p>-145</text:p>
          </table:table-cell>
          <table:table-cell office:value-type="float" office:value="-124" calcext:value-type="float">
            <text:p>-124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float" office:value="20" calcext:value-type="float">
            <text:p>20</text:p>
          </table:table-cell>
          <table:table-cell table:formula="of:=[.C3]*360/2249" office:value-type="float" office:value="153.828368163628" calcext:value-type="float">
            <text:p>153.8283681636</text:p>
          </table:table-cell>
          <table:table-cell table:formula="of:=[.D3]*360/2249" office:value-type="float" office:value="198.008003557137" calcext:value-type="float">
            <text:p>198.008003557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537" calcext:value-type="float">
            <text:p>537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" calcext:value-type="float">
            <text:p>40</text:p>
          </table:table-cell>
          <table:table-cell table:formula="of:=[.C4]*360/2249" office:value-type="float" office:value="153.828368163628" calcext:value-type="float">
            <text:p>153.8283681636</text:p>
          </table:table-cell>
          <table:table-cell table:formula="of:=[.D4]*360/2249" office:value-type="float" office:value="112.049799911072" calcext:value-type="float">
            <text:p>112.0497999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6" calcext:value-type="float">
            <text:p>1236</text:p>
          </table:table-cell>
          <table:table-cell office:value-type="float" office:value="-275" calcext:value-type="float">
            <text:p>-275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-536" calcext:value-type="float">
            <text:p>-536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23" calcext:value-type="float">
            <text:p>-12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0" calcext:value-type="float">
            <text:p>60</text:p>
          </table:table-cell>
          <table:table-cell table:formula="of:=[.C5]*360/2249" office:value-type="float" office:value="153.828368163628" calcext:value-type="float">
            <text:p>153.8283681636</text:p>
          </table:table-cell>
          <table:table-cell table:formula="of:=[.D5]*360/2249" office:value-type="float" office:value="197.847932414406" calcext:value-type="float">
            <text:p>197.847932414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1236" calcext:value-type="float">
            <text:p>1236</text:p>
          </table:table-cell>
          <table:table-cell office:value-type="float" office:value="-275" calcext:value-type="float">
            <text:p>-275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" calcext:value-type="float">
            <text:p>80</text:p>
          </table:table-cell>
          <table:table-cell table:formula="of:=[.C6]*360/2249" office:value-type="float" office:value="153.828368163628" calcext:value-type="float">
            <text:p>153.8283681636</text:p>
          </table:table-cell>
          <table:table-cell table:formula="of:=[.D6]*360/2249" office:value-type="float" office:value="112.049799911072" calcext:value-type="float">
            <text:p>112.0497999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9" calcext:value-type="float">
            <text:p>1239</text:p>
          </table:table-cell>
          <table:table-cell office:value-type="float" office:value="-278" calcext:value-type="float">
            <text:p>-278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-539" calcext:value-type="float">
            <text:p>-53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8" calcext:value-type="float">
            <text:p>-138</text:p>
          </table:table-cell>
          <table:table-cell office:value-type="float" office:value="-125" calcext:value-type="float">
            <text:p>-12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C7]*360/2249" office:value-type="float" office:value="153.828368163628" calcext:value-type="float">
            <text:p>153.8283681636</text:p>
          </table:table-cell>
          <table:table-cell table:formula="of:=[.D7]*360/2249" office:value-type="float" office:value="198.328145842597" calcext:value-type="float">
            <text:p>198.328145842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7" calcext:value-type="float">
            <text:p>697</text:p>
          </table:table-cell>
          <table:table-cell office:value-type="float" office:value="264" calcext:value-type="float">
            <text:p>264</text:p>
          </table:table-cell>
          <table:table-cell office:value-type="float" office:value="1239" calcext:value-type="float">
            <text:p>1239</text:p>
          </table:table-cell>
          <table:table-cell office:value-type="float" office:value="-278" calcext:value-type="float">
            <text:p>-278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0" calcext:value-type="float">
            <text:p>120</text:p>
          </table:table-cell>
          <table:table-cell table:formula="of:=[.C8]*360/2249" office:value-type="float" office:value="153.828368163628" calcext:value-type="float">
            <text:p>153.8283681636</text:p>
          </table:table-cell>
          <table:table-cell table:formula="of:=[.D8]*360/2249" office:value-type="float" office:value="111.569586482881" calcext:value-type="float">
            <text:p>111.56958648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9" calcext:value-type="float">
            <text:p>1249</text:p>
          </table:table-cell>
          <table:table-cell office:value-type="float" office:value="-288" calcext:value-type="float">
            <text:p>-288</text:p>
          </table:table-cell>
          <table:table-cell office:value-type="float" office:value="697" calcext:value-type="float">
            <text:p>697</text:p>
          </table:table-cell>
          <table:table-cell office:value-type="float" office:value="264" calcext:value-type="float">
            <text:p>264</text:p>
          </table:table-cell>
          <table:table-cell office:value-type="float" office:value="-552" calcext:value-type="float">
            <text:p>-552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42" calcext:value-type="float">
            <text:p>-142</text:p>
          </table:table-cell>
          <table:table-cell office:value-type="float" office:value="-129" calcext:value-type="float">
            <text:p>-12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40" calcext:value-type="float">
            <text:p>140</text:p>
          </table:table-cell>
          <table:table-cell table:formula="of:=[.C9]*360/2249" office:value-type="float" office:value="153.828368163628" calcext:value-type="float">
            <text:p>153.8283681636</text:p>
          </table:table-cell>
          <table:table-cell table:formula="of:=[.D9]*360/2249" office:value-type="float" office:value="199.928857269898" calcext:value-type="float">
            <text:p>199.9288572699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15" calcext:value-type="float">
            <text:p>715</text:p>
          </table:table-cell>
          <table:table-cell office:value-type="float" office:value="246" calcext:value-type="float">
            <text:p>246</text:p>
          </table:table-cell>
          <table:table-cell office:value-type="float" office:value="1249" calcext:value-type="float">
            <text:p>1249</text:p>
          </table:table-cell>
          <table:table-cell office:value-type="float" office:value="-288" calcext:value-type="float">
            <text:p>-288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60" calcext:value-type="float">
            <text:p>160</text:p>
          </table:table-cell>
          <table:table-cell table:formula="of:=[.C10]*360/2249" office:value-type="float" office:value="153.828368163628" calcext:value-type="float">
            <text:p>153.8283681636</text:p>
          </table:table-cell>
          <table:table-cell table:formula="of:=[.D10]*360/2249" office:value-type="float" office:value="114.450867052023" calcext:value-type="float">
            <text:p>114.450867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715" calcext:value-type="float">
            <text:p>715</text:p>
          </table:table-cell>
          <table:table-cell office:value-type="float" office:value="246" calcext:value-type="float">
            <text:p>246</text:p>
          </table:table-cell>
          <table:table-cell office:value-type="float" office:value="-527" calcext:value-type="float">
            <text:p>-52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80" calcext:value-type="float">
            <text:p>180</text:p>
          </table:table-cell>
          <table:table-cell table:formula="of:=[.C11]*360/2249" office:value-type="float" office:value="153.828368163628" calcext:value-type="float">
            <text:p>153.8283681636</text:p>
          </table:table-cell>
          <table:table-cell table:formula="of:=[.D11]*360/2249" office:value-type="float" office:value="198.808359270787" calcext:value-type="float">
            <text:p>198.80835927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C12]*360/2249" office:value-type="float" office:value="153.828368163628" calcext:value-type="float">
            <text:p>153.8283681636</text:p>
          </table:table-cell>
          <table:table-cell table:formula="of:=[.D12]*360/2249" office:value-type="float" office:value="112.049799911072" calcext:value-type="float">
            <text:p>112.0497999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-537" calcext:value-type="float">
            <text:p>-53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7" calcext:value-type="float">
            <text:p>-137</text:p>
          </table:table-cell>
          <table:table-cell office:value-type="float" office:value="-124" calcext:value-type="float">
            <text:p>-12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C13]*360/2249" office:value-type="float" office:value="153.828368163628" calcext:value-type="float">
            <text:p>153.8283681636</text:p>
          </table:table-cell>
          <table:table-cell table:formula="of:=[.D13]*360/2249" office:value-type="float" office:value="198.008003557137" calcext:value-type="float">
            <text:p>198.008003557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5" calcext:value-type="float">
            <text:p>705</text:p>
          </table:table-cell>
          <table:table-cell office:value-type="float" office:value="256" calcext:value-type="float">
            <text:p>256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C14]*360/2249" office:value-type="float" office:value="153.828368163628" calcext:value-type="float">
            <text:p>153.8283681636</text:p>
          </table:table-cell>
          <table:table-cell table:formula="of:=[.D14]*360/2249" office:value-type="float" office:value="112.850155624722" calcext:value-type="float">
            <text:p>112.85015562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9" calcext:value-type="float">
            <text:p>1239</text:p>
          </table:table-cell>
          <table:table-cell office:value-type="float" office:value="-278" calcext:value-type="float">
            <text:p>-278</text:p>
          </table:table-cell>
          <table:table-cell office:value-type="float" office:value="705" calcext:value-type="float">
            <text:p>705</text:p>
          </table:table-cell>
          <table:table-cell office:value-type="float" office:value="256" calcext:value-type="float">
            <text:p>256</text:p>
          </table:table-cell>
          <table:table-cell office:value-type="float" office:value="-534" calcext:value-type="float">
            <text:p>-534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8" calcext:value-type="float">
            <text:p>-138</text:p>
          </table:table-cell>
          <table:table-cell office:value-type="float" office:value="-125" calcext:value-type="float">
            <text:p>-125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[.C15]*360/2249" office:value-type="float" office:value="153.828368163628" calcext:value-type="float">
            <text:p>153.8283681636</text:p>
          </table:table-cell>
          <table:table-cell table:formula="of:=[.D15]*360/2249" office:value-type="float" office:value="198.328145842597" calcext:value-type="float">
            <text:p>198.328145842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8" calcext:value-type="float">
            <text:p>708</text:p>
          </table:table-cell>
          <table:table-cell office:value-type="float" office:value="253" calcext:value-type="float">
            <text:p>253</text:p>
          </table:table-cell>
          <table:table-cell office:value-type="float" office:value="1239" calcext:value-type="float">
            <text:p>1239</text:p>
          </table:table-cell>
          <table:table-cell office:value-type="float" office:value="-278" calcext:value-type="float">
            <text:p>-278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80" calcext:value-type="float">
            <text:p>280</text:p>
          </table:table-cell>
          <table:table-cell table:formula="of:=[.C16]*360/2249" office:value-type="float" office:value="153.828368163628" calcext:value-type="float">
            <text:p>153.8283681636</text:p>
          </table:table-cell>
          <table:table-cell table:formula="of:=[.D16]*360/2249" office:value-type="float" office:value="113.330369052912" calcext:value-type="float">
            <text:p>113.33036905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7" calcext:value-type="float">
            <text:p>1247</text:p>
          </table:table-cell>
          <table:table-cell office:value-type="float" office:value="-286" calcext:value-type="float">
            <text:p>-286</text:p>
          </table:table-cell>
          <table:table-cell office:value-type="float" office:value="708" calcext:value-type="float">
            <text:p>708</text:p>
          </table:table-cell>
          <table:table-cell office:value-type="float" office:value="253" calcext:value-type="float">
            <text:p>253</text:p>
          </table:table-cell>
          <table:table-cell office:value-type="float" office:value="-539" calcext:value-type="float">
            <text:p>-53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41" calcext:value-type="float">
            <text:p>-141</text:p>
          </table:table-cell>
          <table:table-cell office:value-type="float" office:value="-128" calcext:value-type="float">
            <text:p>-128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C17]*360/2249" office:value-type="float" office:value="153.828368163628" calcext:value-type="float">
            <text:p>153.8283681636</text:p>
          </table:table-cell>
          <table:table-cell table:formula="of:=[.D17]*360/2249" office:value-type="float" office:value="199.608714984438" calcext:value-type="float">
            <text:p>199.6087149844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15" calcext:value-type="float">
            <text:p>715</text:p>
          </table:table-cell>
          <table:table-cell office:value-type="float" office:value="246" calcext:value-type="float">
            <text:p>246</text:p>
          </table:table-cell>
          <table:table-cell office:value-type="float" office:value="1247" calcext:value-type="float">
            <text:p>1247</text:p>
          </table:table-cell>
          <table:table-cell office:value-type="float" office:value="-286" calcext:value-type="float">
            <text:p>-286</text:p>
          </table:table-cell>
          <table:table-cell office:value-type="float" office:value="532" calcext:value-type="float">
            <text:p>53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20" calcext:value-type="float">
            <text:p>320</text:p>
          </table:table-cell>
          <table:table-cell table:formula="of:=[.C18]*360/2249" office:value-type="float" office:value="153.828368163628" calcext:value-type="float">
            <text:p>153.8283681636</text:p>
          </table:table-cell>
          <table:table-cell table:formula="of:=[.D18]*360/2249" office:value-type="float" office:value="114.450867052023" calcext:value-type="float">
            <text:p>114.45086705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715" calcext:value-type="float">
            <text:p>715</text:p>
          </table:table-cell>
          <table:table-cell office:value-type="float" office:value="246" calcext:value-type="float">
            <text:p>246</text:p>
          </table:table-cell>
          <table:table-cell office:value-type="float" office:value="-527" calcext:value-type="float">
            <text:p>-52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40" calcext:value-type="float">
            <text:p>340</text:p>
          </table:table-cell>
          <table:table-cell table:formula="of:=[.C19]*360/2249" office:value-type="float" office:value="153.828368163628" calcext:value-type="float">
            <text:p>153.8283681636</text:p>
          </table:table-cell>
          <table:table-cell table:formula="of:=[.D19]*360/2249" office:value-type="float" office:value="198.808359270787" calcext:value-type="float">
            <text:p>198.80835927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[.C20]*360/2249" office:value-type="float" office:value="153.828368163628" calcext:value-type="float">
            <text:p>153.8283681636</text:p>
          </table:table-cell>
          <table:table-cell table:formula="of:=[.D20]*360/2249" office:value-type="float" office:value="112.049799911072" calcext:value-type="float">
            <text:p>112.0497999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4" calcext:value-type="float">
            <text:p>1234</text:p>
          </table:table-cell>
          <table:table-cell office:value-type="float" office:value="-273" calcext:value-type="float">
            <text:p>-273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-534" calcext:value-type="float">
            <text:p>-534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5" calcext:value-type="float">
            <text:p>-135</text:p>
          </table:table-cell>
          <table:table-cell office:value-type="float" office:value="-122" calcext:value-type="float">
            <text:p>-12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380" calcext:value-type="float">
            <text:p>380</text:p>
          </table:table-cell>
          <table:table-cell table:formula="of:=[.C21]*360/2249" office:value-type="float" office:value="153.828368163628" calcext:value-type="float">
            <text:p>153.8283681636</text:p>
          </table:table-cell>
          <table:table-cell table:formula="of:=[.D21]*360/2249" office:value-type="float" office:value="197.527790128946" calcext:value-type="float">
            <text:p>197.5277901289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1234" calcext:value-type="float">
            <text:p>1234</text:p>
          </table:table-cell>
          <table:table-cell office:value-type="float" office:value="-273" calcext:value-type="float">
            <text:p>-273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C22]*360/2249" office:value-type="float" office:value="153.828368163628" calcext:value-type="float">
            <text:p>153.8283681636</text:p>
          </table:table-cell>
          <table:table-cell table:formula="of:=[.D22]*360/2249" office:value-type="float" office:value="112.049799911072" calcext:value-type="float">
            <text:p>112.049799911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700" calcext:value-type="float">
            <text:p>700</text:p>
          </table:table-cell>
          <table:table-cell office:value-type="float" office:value="261" calcext:value-type="float">
            <text:p>261</text:p>
          </table:table-cell>
          <table:table-cell office:value-type="float" office:value="-537" calcext:value-type="float">
            <text:p>-53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7" calcext:value-type="float">
            <text:p>-137</text:p>
          </table:table-cell>
          <table:table-cell office:value-type="float" office:value="-124" calcext:value-type="float">
            <text:p>-12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20" calcext:value-type="float">
            <text:p>420</text:p>
          </table:table-cell>
          <table:table-cell table:formula="of:=[.C23]*360/2249" office:value-type="float" office:value="153.828368163628" calcext:value-type="float">
            <text:p>153.8283681636</text:p>
          </table:table-cell>
          <table:table-cell table:formula="of:=[.D23]*360/2249" office:value-type="float" office:value="198.008003557137" calcext:value-type="float">
            <text:p>198.008003557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1237" calcext:value-type="float">
            <text:p>1237</text:p>
          </table:table-cell>
          <table:table-cell office:value-type="float" office:value="-276" calcext:value-type="float">
            <text:p>-276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40" calcext:value-type="float">
            <text:p>440</text:p>
          </table:table-cell>
          <table:table-cell table:formula="of:=[.C24]*360/2249" office:value-type="float" office:value="153.828368163628" calcext:value-type="float">
            <text:p>153.8283681636</text:p>
          </table:table-cell>
          <table:table-cell table:formula="of:=[.D24]*360/2249" office:value-type="float" office:value="111.729657625611" calcext:value-type="float">
            <text:p>111.72965762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1" calcext:value-type="float">
            <text:p>1231</text:p>
          </table:table-cell>
          <table:table-cell office:value-type="float" office:value="-270" calcext:value-type="float">
            <text:p>-270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-533" calcext:value-type="float">
            <text:p>-533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4" calcext:value-type="float">
            <text:p>-134</text:p>
          </table:table-cell>
          <table:table-cell office:value-type="float" office:value="-121" calcext:value-type="float">
            <text:p>-12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460" calcext:value-type="float">
            <text:p>460</text:p>
          </table:table-cell>
          <table:table-cell table:formula="of:=[.C25]*360/2249" office:value-type="float" office:value="153.828368163628" calcext:value-type="float">
            <text:p>153.8283681636</text:p>
          </table:table-cell>
          <table:table-cell table:formula="of:=[.D25]*360/2249" office:value-type="float" office:value="197.047576700756" calcext:value-type="float">
            <text:p>197.04757670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2" calcext:value-type="float">
            <text:p>692</text:p>
          </table:table-cell>
          <table:table-cell office:value-type="float" office:value="269" calcext:value-type="float">
            <text:p>269</text:p>
          </table:table-cell>
          <table:table-cell office:value-type="float" office:value="1231" calcext:value-type="float">
            <text:p>1231</text:p>
          </table:table-cell>
          <table:table-cell office:value-type="float" office:value="-270" calcext:value-type="float">
            <text:p>-270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480" calcext:value-type="float">
            <text:p>480</text:p>
          </table:table-cell>
          <table:table-cell table:formula="of:=[.C26]*360/2249" office:value-type="float" office:value="153.828368163628" calcext:value-type="float">
            <text:p>153.8283681636</text:p>
          </table:table-cell>
          <table:table-cell table:formula="of:=[.D26]*360/2249" office:value-type="float" office:value="110.769230769231" calcext:value-type="float">
            <text:p>110.76923076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692" calcext:value-type="float">
            <text:p>692</text:p>
          </table:table-cell>
          <table:table-cell office:value-type="float" office:value="269" calcext:value-type="float">
            <text:p>269</text:p>
          </table:table-cell>
          <table:table-cell office:value-type="float" office:value="-549" calcext:value-type="float">
            <text:p>-54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C27]*360/2249" office:value-type="float" office:value="153.828368163628" calcext:value-type="float">
            <text:p>153.8283681636</text:p>
          </table:table-cell>
          <table:table-cell table:formula="of:=[.D27]*360/2249" office:value-type="float" office:value="198.648288128057" calcext:value-type="float">
            <text:p>198.648288128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20" calcext:value-type="float">
            <text:p>520</text:p>
          </table:table-cell>
          <table:table-cell table:formula="of:=[.C28]*360/2249" office:value-type="float" office:value="153.828368163628" calcext:value-type="float">
            <text:p>153.8283681636</text:p>
          </table:table-cell>
          <table:table-cell table:formula="of:=[.D28]*360/2249" office:value-type="float" office:value="111.729657625611" calcext:value-type="float">
            <text:p>111.72965762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8" calcext:value-type="float">
            <text:p>1248</text:p>
          </table:table-cell>
          <table:table-cell office:value-type="float" office:value="-287" calcext:value-type="float">
            <text:p>-287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-550" calcext:value-type="float">
            <text:p>-55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42" calcext:value-type="float">
            <text:p>-142</text:p>
          </table:table-cell>
          <table:table-cell office:value-type="float" office:value="-129" calcext:value-type="float">
            <text:p>-129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40" calcext:value-type="float">
            <text:p>540</text:p>
          </table:table-cell>
          <table:table-cell table:formula="of:=[.C29]*360/2249" office:value-type="float" office:value="153.828368163628" calcext:value-type="float">
            <text:p>153.8283681636</text:p>
          </table:table-cell>
          <table:table-cell table:formula="of:=[.D29]*360/2249" office:value-type="float" office:value="199.768786127168" calcext:value-type="float">
            <text:p>199.768786127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24" calcext:value-type="float">
            <text:p>724</text:p>
          </table:table-cell>
          <table:table-cell office:value-type="float" office:value="237" calcext:value-type="float">
            <text:p>237</text:p>
          </table:table-cell>
          <table:table-cell office:value-type="float" office:value="1248" calcext:value-type="float">
            <text:p>1248</text:p>
          </table:table-cell>
          <table:table-cell office:value-type="float" office:value="-287" calcext:value-type="float">
            <text:p>-287</text:p>
          </table:table-cell>
          <table:table-cell office:value-type="float" office:value="524" calcext:value-type="float">
            <text:p>52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06" calcext:value-type="float">
            <text:p>10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560" calcext:value-type="float">
            <text:p>560</text:p>
          </table:table-cell>
          <table:table-cell table:formula="of:=[.C30]*360/2249" office:value-type="float" office:value="153.828368163628" calcext:value-type="float">
            <text:p>153.8283681636</text:p>
          </table:table-cell>
          <table:table-cell table:formula="of:=[.D30]*360/2249" office:value-type="float" office:value="115.891507336594" calcext:value-type="float">
            <text:p>115.89150733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56" calcext:value-type="float">
            <text:p>1256</text:p>
          </table:table-cell>
          <table:table-cell office:value-type="float" office:value="-295" calcext:value-type="float">
            <text:p>-295</text:p>
          </table:table-cell>
          <table:table-cell office:value-type="float" office:value="724" calcext:value-type="float">
            <text:p>724</text:p>
          </table:table-cell>
          <table:table-cell office:value-type="float" office:value="237" calcext:value-type="float">
            <text:p>237</text:p>
          </table:table-cell>
          <table:table-cell office:value-type="float" office:value="-532" calcext:value-type="float">
            <text:p>-532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45" calcext:value-type="float">
            <text:p>-145</text:p>
          </table:table-cell>
          <table:table-cell office:value-type="float" office:value="-132" calcext:value-type="float">
            <text:p>-13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580" calcext:value-type="float">
            <text:p>580</text:p>
          </table:table-cell>
          <table:table-cell table:formula="of:=[.C31]*360/2249" office:value-type="float" office:value="153.828368163628" calcext:value-type="float">
            <text:p>153.8283681636</text:p>
          </table:table-cell>
          <table:table-cell table:formula="of:=[.D31]*360/2249" office:value-type="float" office:value="201.049355269008" calcext:value-type="float">
            <text:p>201.049355269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14" calcext:value-type="float">
            <text:p>714</text:p>
          </table:table-cell>
          <table:table-cell office:value-type="float" office:value="247" calcext:value-type="float">
            <text:p>247</text:p>
          </table:table-cell>
          <table:table-cell office:value-type="float" office:value="1256" calcext:value-type="float">
            <text:p>1256</text:p>
          </table:table-cell>
          <table:table-cell office:value-type="float" office:value="-295" calcext:value-type="float">
            <text:p>-295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[.C32]*360/2249" office:value-type="float" office:value="153.828368163628" calcext:value-type="float">
            <text:p>153.8283681636</text:p>
          </table:table-cell>
          <table:table-cell table:formula="of:=[.D32]*360/2249" office:value-type="float" office:value="114.290795909293" calcext:value-type="float">
            <text:p>114.29079590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3" calcext:value-type="float">
            <text:p>1243</text:p>
          </table:table-cell>
          <table:table-cell office:value-type="float" office:value="-282" calcext:value-type="float">
            <text:p>-282</text:p>
          </table:table-cell>
          <table:table-cell office:value-type="float" office:value="714" calcext:value-type="float">
            <text:p>714</text:p>
          </table:table-cell>
          <table:table-cell office:value-type="float" office:value="247" calcext:value-type="float">
            <text:p>247</text:p>
          </table:table-cell>
          <table:table-cell office:value-type="float" office:value="-529" calcext:value-type="float">
            <text:p>-52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[.C33]*360/2249" office:value-type="float" office:value="153.828368163628" calcext:value-type="float">
            <text:p>153.8283681636</text:p>
          </table:table-cell>
          <table:table-cell table:formula="of:=[.D33]*360/2249" office:value-type="float" office:value="198.968430413517" calcext:value-type="float">
            <text:p>198.968430413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12" calcext:value-type="float">
            <text:p>712</text:p>
          </table:table-cell>
          <table:table-cell office:value-type="float" office:value="249" calcext:value-type="float">
            <text:p>249</text:p>
          </table:table-cell>
          <table:table-cell office:value-type="float" office:value="1243" calcext:value-type="float">
            <text:p>1243</text:p>
          </table:table-cell>
          <table:table-cell office:value-type="float" office:value="-282" calcext:value-type="float">
            <text:p>-282</text:p>
          </table:table-cell>
          <table:table-cell office:value-type="float" office:value="531" calcext:value-type="float">
            <text:p>53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40" calcext:value-type="float">
            <text:p>640</text:p>
          </table:table-cell>
          <table:table-cell table:formula="of:=[.C34]*360/2249" office:value-type="float" office:value="153.828368163628" calcext:value-type="float">
            <text:p>153.8283681636</text:p>
          </table:table-cell>
          <table:table-cell table:formula="of:=[.D34]*360/2249" office:value-type="float" office:value="113.970653623833" calcext:value-type="float">
            <text:p>113.970653623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712" calcext:value-type="float">
            <text:p>712</text:p>
          </table:table-cell>
          <table:table-cell office:value-type="float" office:value="249" calcext:value-type="float">
            <text:p>249</text:p>
          </table:table-cell>
          <table:table-cell office:value-type="float" office:value="-530" calcext:value-type="float">
            <text:p>-53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660" calcext:value-type="float">
            <text:p>660</text:p>
          </table:table-cell>
          <table:table-cell table:formula="of:=[.C35]*360/2249" office:value-type="float" office:value="153.828368163628" calcext:value-type="float">
            <text:p>153.8283681636</text:p>
          </table:table-cell>
          <table:table-cell table:formula="of:=[.D35]*360/2249" office:value-type="float" office:value="198.808359270787" calcext:value-type="float">
            <text:p>198.80835927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3" calcext:value-type="float">
            <text:p>703</text:p>
          </table:table-cell>
          <table:table-cell office:value-type="float" office:value="258" calcext:value-type="float">
            <text:p>258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16" calcext:value-type="float">
            <text:p>11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80" calcext:value-type="float">
            <text:p>680</text:p>
          </table:table-cell>
          <table:table-cell table:formula="of:=[.C36]*360/2249" office:value-type="float" office:value="153.828368163628" calcext:value-type="float">
            <text:p>153.8283681636</text:p>
          </table:table-cell>
          <table:table-cell table:formula="of:=[.D36]*360/2249" office:value-type="float" office:value="112.530013339262" calcext:value-type="float">
            <text:p>112.530013339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703" calcext:value-type="float">
            <text:p>703</text:p>
          </table:table-cell>
          <table:table-cell office:value-type="float" office:value="258" calcext:value-type="float">
            <text:p>258</text:p>
          </table:table-cell>
          <table:table-cell office:value-type="float" office:value="-538" calcext:value-type="float">
            <text:p>-538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00" calcext:value-type="float">
            <text:p>700</text:p>
          </table:table-cell>
          <table:table-cell table:formula="of:=[.C37]*360/2249" office:value-type="float" office:value="153.828368163628" calcext:value-type="float">
            <text:p>153.8283681636</text:p>
          </table:table-cell>
          <table:table-cell table:formula="of:=[.D37]*360/2249" office:value-type="float" office:value="198.648288128057" calcext:value-type="float">
            <text:p>198.648288128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9" calcext:value-type="float">
            <text:p>699</text:p>
          </table:table-cell>
          <table:table-cell office:value-type="float" office:value="262" calcext:value-type="float">
            <text:p>262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542" calcext:value-type="float">
            <text:p>542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117" calcext:value-type="float">
            <text:p>11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20" calcext:value-type="float">
            <text:p>720</text:p>
          </table:table-cell>
          <table:table-cell table:formula="of:=[.C38]*360/2249" office:value-type="float" office:value="153.828368163628" calcext:value-type="float">
            <text:p>153.8283681636</text:p>
          </table:table-cell>
          <table:table-cell table:formula="of:=[.D38]*360/2249" office:value-type="float" office:value="111.889728768342" calcext:value-type="float">
            <text:p>111.88972876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0" calcext:value-type="float">
            <text:p>1230</text:p>
          </table:table-cell>
          <table:table-cell office:value-type="float" office:value="-269" calcext:value-type="float">
            <text:p>-269</text:p>
          </table:table-cell>
          <table:table-cell office:value-type="float" office:value="699" calcext:value-type="float">
            <text:p>699</text:p>
          </table:table-cell>
          <table:table-cell office:value-type="float" office:value="262" calcext:value-type="float">
            <text:p>262</text:p>
          </table:table-cell>
          <table:table-cell office:value-type="float" office:value="-531" calcext:value-type="float">
            <text:p>-531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4" calcext:value-type="float">
            <text:p>-134</text:p>
          </table:table-cell>
          <table:table-cell office:value-type="float" office:value="-121" calcext:value-type="float">
            <text:p>-121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40" calcext:value-type="float">
            <text:p>740</text:p>
          </table:table-cell>
          <table:table-cell table:formula="of:=[.C39]*360/2249" office:value-type="float" office:value="153.828368163628" calcext:value-type="float">
            <text:p>153.8283681636</text:p>
          </table:table-cell>
          <table:table-cell table:formula="of:=[.D39]*360/2249" office:value-type="float" office:value="196.887505558026" calcext:value-type="float">
            <text:p>196.88750555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2" calcext:value-type="float">
            <text:p>692</text:p>
          </table:table-cell>
          <table:table-cell office:value-type="float" office:value="269" calcext:value-type="float">
            <text:p>269</text:p>
          </table:table-cell>
          <table:table-cell office:value-type="float" office:value="1230" calcext:value-type="float">
            <text:p>1230</text:p>
          </table:table-cell>
          <table:table-cell office:value-type="float" office:value="-269" calcext:value-type="float">
            <text:p>-269</text:p>
          </table:table-cell>
          <table:table-cell office:value-type="float" office:value="538" calcext:value-type="float">
            <text:p>538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760" calcext:value-type="float">
            <text:p>760</text:p>
          </table:table-cell>
          <table:table-cell table:formula="of:=[.C40]*360/2249" office:value-type="float" office:value="153.828368163628" calcext:value-type="float">
            <text:p>153.8283681636</text:p>
          </table:table-cell>
          <table:table-cell table:formula="of:=[.D40]*360/2249" office:value-type="float" office:value="110.769230769231" calcext:value-type="float">
            <text:p>110.769230769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692" calcext:value-type="float">
            <text:p>692</text:p>
          </table:table-cell>
          <table:table-cell office:value-type="float" office:value="269" calcext:value-type="float">
            <text:p>269</text:p>
          </table:table-cell>
          <table:table-cell office:value-type="float" office:value="-549" calcext:value-type="float">
            <text:p>-54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[.C41]*360/2249" office:value-type="float" office:value="153.828368163628" calcext:value-type="float">
            <text:p>153.8283681636</text:p>
          </table:table-cell>
          <table:table-cell table:formula="of:=[.D41]*360/2249" office:value-type="float" office:value="198.648288128057" calcext:value-type="float">
            <text:p>198.6482881281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1241" calcext:value-type="float">
            <text:p>1241</text:p>
          </table:table-cell>
          <table:table-cell office:value-type="float" office:value="-280" calcext:value-type="float">
            <text:p>-280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00" calcext:value-type="float">
            <text:p>800</text:p>
          </table:table-cell>
          <table:table-cell table:formula="of:=[.C42]*360/2249" office:value-type="float" office:value="153.828368163628" calcext:value-type="float">
            <text:p>153.8283681636</text:p>
          </table:table-cell>
          <table:table-cell table:formula="of:=[.D42]*360/2249" office:value-type="float" office:value="111.729657625611" calcext:value-type="float">
            <text:p>111.72965762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28" calcext:value-type="float">
            <text:p>1228</text:p>
          </table:table-cell>
          <table:table-cell office:value-type="float" office:value="-267" calcext:value-type="float">
            <text:p>-267</text:p>
          </table:table-cell>
          <table:table-cell office:value-type="float" office:value="698" calcext:value-type="float">
            <text:p>698</text:p>
          </table:table-cell>
          <table:table-cell office:value-type="float" office:value="263" calcext:value-type="float">
            <text:p>263</text:p>
          </table:table-cell>
          <table:table-cell office:value-type="float" office:value="-530" calcext:value-type="float">
            <text:p>-530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3" calcext:value-type="float">
            <text:p>-133</text:p>
          </table:table-cell>
          <table:table-cell office:value-type="float" office:value="-120" calcext:value-type="float">
            <text:p>-12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820" calcext:value-type="float">
            <text:p>820</text:p>
          </table:table-cell>
          <table:table-cell table:formula="of:=[.C43]*360/2249" office:value-type="float" office:value="153.828368163628" calcext:value-type="float">
            <text:p>153.8283681636</text:p>
          </table:table-cell>
          <table:table-cell table:formula="of:=[.D43]*360/2249" office:value-type="float" office:value="196.567363272566" calcext:value-type="float">
            <text:p>196.567363272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3" calcext:value-type="float">
            <text:p>693</text:p>
          </table:table-cell>
          <table:table-cell office:value-type="float" office:value="268" calcext:value-type="float">
            <text:p>268</text:p>
          </table:table-cell>
          <table:table-cell office:value-type="float" office:value="1228" calcext:value-type="float">
            <text:p>1228</text:p>
          </table:table-cell>
          <table:table-cell office:value-type="float" office:value="-267" calcext:value-type="float">
            <text:p>-267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40" calcext:value-type="float">
            <text:p>840</text:p>
          </table:table-cell>
          <table:table-cell table:formula="of:=[.C44]*360/2249" office:value-type="float" office:value="153.828368163628" calcext:value-type="float">
            <text:p>153.8283681636</text:p>
          </table:table-cell>
          <table:table-cell table:formula="of:=[.D44]*360/2249" office:value-type="float" office:value="110.929301911961" calcext:value-type="float">
            <text:p>110.9293019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16" calcext:value-type="float">
            <text:p>1216</text:p>
          </table:table-cell>
          <table:table-cell office:value-type="float" office:value="-255" calcext:value-type="float">
            <text:p>-255</text:p>
          </table:table-cell>
          <table:table-cell office:value-type="float" office:value="693" calcext:value-type="float">
            <text:p>693</text:p>
          </table:table-cell>
          <table:table-cell office:value-type="float" office:value="268" calcext:value-type="float">
            <text:p>268</text:p>
          </table:table-cell>
          <table:table-cell office:value-type="float" office:value="-523" calcext:value-type="float">
            <text:p>-523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7" calcext:value-type="float">
            <text:p>-127</text:p>
          </table:table-cell>
          <table:table-cell office:value-type="float" office:value="-114" calcext:value-type="float">
            <text:p>-114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860" calcext:value-type="float">
            <text:p>860</text:p>
          </table:table-cell>
          <table:table-cell table:formula="of:=[.C45]*360/2249" office:value-type="float" office:value="153.828368163628" calcext:value-type="float">
            <text:p>153.8283681636</text:p>
          </table:table-cell>
          <table:table-cell table:formula="of:=[.D45]*360/2249" office:value-type="float" office:value="194.646509559804" calcext:value-type="float">
            <text:p>194.646509559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7" calcext:value-type="float">
            <text:p>677</text:p>
          </table:table-cell>
          <table:table-cell office:value-type="float" office:value="284" calcext:value-type="float">
            <text:p>284</text:p>
          </table:table-cell>
          <table:table-cell office:value-type="float" office:value="1216" calcext:value-type="float">
            <text:p>1216</text:p>
          </table:table-cell>
          <table:table-cell office:value-type="float" office:value="-255" calcext:value-type="float">
            <text:p>-255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127" calcext:value-type="float">
            <text:p>12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880" calcext:value-type="float">
            <text:p>880</text:p>
          </table:table-cell>
          <table:table-cell table:formula="of:=[.C46]*360/2249" office:value-type="float" office:value="153.828368163628" calcext:value-type="float">
            <text:p>153.8283681636</text:p>
          </table:table-cell>
          <table:table-cell table:formula="of:=[.D46]*360/2249" office:value-type="float" office:value="108.368163628279" calcext:value-type="float">
            <text:p>108.36816362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13" calcext:value-type="float">
            <text:p>1213</text:p>
          </table:table-cell>
          <table:table-cell office:value-type="float" office:value="-252" calcext:value-type="float">
            <text:p>-252</text:p>
          </table:table-cell>
          <table:table-cell office:value-type="float" office:value="677" calcext:value-type="float">
            <text:p>677</text:p>
          </table:table-cell>
          <table:table-cell office:value-type="float" office:value="284" calcext:value-type="float">
            <text:p>284</text:p>
          </table:table-cell>
          <table:table-cell office:value-type="float" office:value="-536" calcext:value-type="float">
            <text:p>-536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6" calcext:value-type="float">
            <text:p>-126</text:p>
          </table:table-cell>
          <table:table-cell office:value-type="float" office:value="-113" calcext:value-type="float">
            <text:p>-11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900" calcext:value-type="float">
            <text:p>900</text:p>
          </table:table-cell>
          <table:table-cell table:formula="of:=[.C47]*360/2249" office:value-type="float" office:value="153.828368163628" calcext:value-type="float">
            <text:p>153.8283681636</text:p>
          </table:table-cell>
          <table:table-cell table:formula="of:=[.D47]*360/2249" office:value-type="float" office:value="194.166296131614" calcext:value-type="float">
            <text:p>194.166296131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4" calcext:value-type="float">
            <text:p>674</text:p>
          </table:table-cell>
          <table:table-cell office:value-type="float" office:value="287" calcext:value-type="float">
            <text:p>287</text:p>
          </table:table-cell>
          <table:table-cell office:value-type="float" office:value="1213" calcext:value-type="float">
            <text:p>1213</text:p>
          </table:table-cell>
          <table:table-cell office:value-type="float" office:value="-252" calcext:value-type="float">
            <text:p>-252</text:p>
          </table:table-cell>
          <table:table-cell office:value-type="float" office:value="539" calcext:value-type="float">
            <text:p>53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20" calcext:value-type="float">
            <text:p>920</text:p>
          </table:table-cell>
          <table:table-cell table:formula="of:=[.C48]*360/2249" office:value-type="float" office:value="153.828368163628" calcext:value-type="float">
            <text:p>153.8283681636</text:p>
          </table:table-cell>
          <table:table-cell table:formula="of:=[.D48]*360/2249" office:value-type="float" office:value="107.887950200089" calcext:value-type="float">
            <text:p>107.887950200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19" calcext:value-type="float">
            <text:p>1219</text:p>
          </table:table-cell>
          <table:table-cell office:value-type="float" office:value="-258" calcext:value-type="float">
            <text:p>-258</text:p>
          </table:table-cell>
          <table:table-cell office:value-type="float" office:value="674" calcext:value-type="float">
            <text:p>674</text:p>
          </table:table-cell>
          <table:table-cell office:value-type="float" office:value="287" calcext:value-type="float">
            <text:p>287</text:p>
          </table:table-cell>
          <table:table-cell office:value-type="float" office:value="-545" calcext:value-type="float">
            <text:p>-545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9" calcext:value-type="float">
            <text:p>-129</text:p>
          </table:table-cell>
          <table:table-cell office:value-type="float" office:value="-116" calcext:value-type="float">
            <text:p>-11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940" calcext:value-type="float">
            <text:p>940</text:p>
          </table:table-cell>
          <table:table-cell table:formula="of:=[.C49]*360/2249" office:value-type="float" office:value="153.828368163628" calcext:value-type="float">
            <text:p>153.8283681636</text:p>
          </table:table-cell>
          <table:table-cell table:formula="of:=[.D49]*360/2249" office:value-type="float" office:value="195.126722987995" calcext:value-type="float">
            <text:p>195.12672298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3" calcext:value-type="float">
            <text:p>673</text:p>
          </table:table-cell>
          <table:table-cell office:value-type="float" office:value="288" calcext:value-type="float">
            <text:p>288</text:p>
          </table:table-cell>
          <table:table-cell office:value-type="float" office:value="1219" calcext:value-type="float">
            <text:p>1219</text:p>
          </table:table-cell>
          <table:table-cell office:value-type="float" office:value="-258" calcext:value-type="float">
            <text:p>-258</text:p>
          </table:table-cell>
          <table:table-cell office:value-type="float" office:value="546" calcext:value-type="float">
            <text:p>54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960" calcext:value-type="float">
            <text:p>960</text:p>
          </table:table-cell>
          <table:table-cell table:formula="of:=[.C50]*360/2249" office:value-type="float" office:value="153.828368163628" calcext:value-type="float">
            <text:p>153.8283681636</text:p>
          </table:table-cell>
          <table:table-cell table:formula="of:=[.D50]*360/2249" office:value-type="float" office:value="107.727879057359" calcext:value-type="float">
            <text:p>107.72787905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22" calcext:value-type="float">
            <text:p>1222</text:p>
          </table:table-cell>
          <table:table-cell office:value-type="float" office:value="-261" calcext:value-type="float">
            <text:p>-261</text:p>
          </table:table-cell>
          <table:table-cell office:value-type="float" office:value="673" calcext:value-type="float">
            <text:p>673</text:p>
          </table:table-cell>
          <table:table-cell office:value-type="float" office:value="288" calcext:value-type="float">
            <text:p>288</text:p>
          </table:table-cell>
          <table:table-cell office:value-type="float" office:value="-549" calcext:value-type="float">
            <text:p>-54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0" calcext:value-type="float">
            <text:p>-130</text:p>
          </table:table-cell>
          <table:table-cell office:value-type="float" office:value="-117" calcext:value-type="float">
            <text:p>-117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980" calcext:value-type="float">
            <text:p>980</text:p>
          </table:table-cell>
          <table:table-cell table:formula="of:=[.C51]*360/2249" office:value-type="float" office:value="153.828368163628" calcext:value-type="float">
            <text:p>153.8283681636</text:p>
          </table:table-cell>
          <table:table-cell table:formula="of:=[.D51]*360/2249" office:value-type="float" office:value="195.606936416185" calcext:value-type="float">
            <text:p>195.606936416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9" calcext:value-type="float">
            <text:p>679</text:p>
          </table:table-cell>
          <table:table-cell office:value-type="float" office:value="282" calcext:value-type="float">
            <text:p>282</text:p>
          </table:table-cell>
          <table:table-cell office:value-type="float" office:value="1222" calcext:value-type="float">
            <text:p>1222</text:p>
          </table:table-cell>
          <table:table-cell office:value-type="float" office:value="-261" calcext:value-type="float">
            <text:p>-261</text:p>
          </table:table-cell>
          <table:table-cell office:value-type="float" office:value="543" calcext:value-type="float">
            <text:p>54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C52]*360/2249" office:value-type="float" office:value="153.828368163628" calcext:value-type="float">
            <text:p>153.8283681636</text:p>
          </table:table-cell>
          <table:table-cell table:formula="of:=[.D52]*360/2249" office:value-type="float" office:value="108.688305913739" calcext:value-type="float">
            <text:p>108.68830591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28" calcext:value-type="float">
            <text:p>1228</text:p>
          </table:table-cell>
          <table:table-cell office:value-type="float" office:value="-267" calcext:value-type="float">
            <text:p>-267</text:p>
          </table:table-cell>
          <table:table-cell office:value-type="float" office:value="679" calcext:value-type="float">
            <text:p>679</text:p>
          </table:table-cell>
          <table:table-cell office:value-type="float" office:value="282" calcext:value-type="float">
            <text:p>282</text:p>
          </table:table-cell>
          <table:table-cell office:value-type="float" office:value="-549" calcext:value-type="float">
            <text:p>-54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3" calcext:value-type="float">
            <text:p>-133</text:p>
          </table:table-cell>
          <table:table-cell office:value-type="float" office:value="-120" calcext:value-type="float">
            <text:p>-12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20" calcext:value-type="float">
            <text:p>1020</text:p>
          </table:table-cell>
          <table:table-cell table:formula="of:=[.C53]*360/2249" office:value-type="float" office:value="153.828368163628" calcext:value-type="float">
            <text:p>153.8283681636</text:p>
          </table:table-cell>
          <table:table-cell table:formula="of:=[.D53]*360/2249" office:value-type="float" office:value="196.567363272566" calcext:value-type="float">
            <text:p>196.5673632726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88" calcext:value-type="float">
            <text:p>688</text:p>
          </table:table-cell>
          <table:table-cell office:value-type="float" office:value="273" calcext:value-type="float">
            <text:p>273</text:p>
          </table:table-cell>
          <table:table-cell office:value-type="float" office:value="1228" calcext:value-type="float">
            <text:p>1228</text:p>
          </table:table-cell>
          <table:table-cell office:value-type="float" office:value="-267" calcext:value-type="float">
            <text:p>-267</text:p>
          </table:table-cell>
          <table:table-cell office:value-type="float" office:value="540" calcext:value-type="float">
            <text:p>540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40" calcext:value-type="float">
            <text:p>1040</text:p>
          </table:table-cell>
          <table:table-cell table:formula="of:=[.C54]*360/2249" office:value-type="float" office:value="153.828368163628" calcext:value-type="float">
            <text:p>153.8283681636</text:p>
          </table:table-cell>
          <table:table-cell table:formula="of:=[.D54]*360/2249" office:value-type="float" office:value="110.12894619831" calcext:value-type="float">
            <text:p>110.128946198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5" calcext:value-type="float">
            <text:p>1235</text:p>
          </table:table-cell>
          <table:table-cell office:value-type="float" office:value="-274" calcext:value-type="float">
            <text:p>-274</text:p>
          </table:table-cell>
          <table:table-cell office:value-type="float" office:value="688" calcext:value-type="float">
            <text:p>688</text:p>
          </table:table-cell>
          <table:table-cell office:value-type="float" office:value="273" calcext:value-type="float">
            <text:p>273</text:p>
          </table:table-cell>
          <table:table-cell office:value-type="float" office:value="-547" calcext:value-type="float">
            <text:p>-54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6" calcext:value-type="float">
            <text:p>-136</text:p>
          </table:table-cell>
          <table:table-cell office:value-type="float" office:value="-123" calcext:value-type="float">
            <text:p>-12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060" calcext:value-type="float">
            <text:p>1060</text:p>
          </table:table-cell>
          <table:table-cell table:formula="of:=[.C55]*360/2249" office:value-type="float" office:value="153.828368163628" calcext:value-type="float">
            <text:p>153.8283681636</text:p>
          </table:table-cell>
          <table:table-cell table:formula="of:=[.D55]*360/2249" office:value-type="float" office:value="197.687861271676" calcext:value-type="float">
            <text:p>197.6878612717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4" calcext:value-type="float">
            <text:p>694</text:p>
          </table:table-cell>
          <table:table-cell office:value-type="float" office:value="267" calcext:value-type="float">
            <text:p>267</text:p>
          </table:table-cell>
          <table:table-cell office:value-type="float" office:value="1235" calcext:value-type="float">
            <text:p>1235</text:p>
          </table:table-cell>
          <table:table-cell office:value-type="float" office:value="-274" calcext:value-type="float">
            <text:p>-274</text:p>
          </table:table-cell>
          <table:table-cell office:value-type="float" office:value="541" calcext:value-type="float">
            <text:p>541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120" calcext:value-type="float">
            <text:p>12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080" calcext:value-type="float">
            <text:p>1080</text:p>
          </table:table-cell>
          <table:table-cell table:formula="of:=[.C56]*360/2249" office:value-type="float" office:value="153.828368163628" calcext:value-type="float">
            <text:p>153.8283681636</text:p>
          </table:table-cell>
          <table:table-cell table:formula="of:=[.D56]*360/2249" office:value-type="float" office:value="111.089373054691" calcext:value-type="float">
            <text:p>111.089373054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3" calcext:value-type="float">
            <text:p>1243</text:p>
          </table:table-cell>
          <table:table-cell office:value-type="float" office:value="-282" calcext:value-type="float">
            <text:p>-282</text:p>
          </table:table-cell>
          <table:table-cell office:value-type="float" office:value="694" calcext:value-type="float">
            <text:p>694</text:p>
          </table:table-cell>
          <table:table-cell office:value-type="float" office:value="267" calcext:value-type="float">
            <text:p>267</text:p>
          </table:table-cell>
          <table:table-cell office:value-type="float" office:value="-549" calcext:value-type="float">
            <text:p>-54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00" calcext:value-type="float">
            <text:p>1100</text:p>
          </table:table-cell>
          <table:table-cell table:formula="of:=[.C57]*360/2249" office:value-type="float" office:value="153.828368163628" calcext:value-type="float">
            <text:p>153.8283681636</text:p>
          </table:table-cell>
          <table:table-cell table:formula="of:=[.D57]*360/2249" office:value-type="float" office:value="198.968430413517" calcext:value-type="float">
            <text:p>198.9684304135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07" calcext:value-type="float">
            <text:p>707</text:p>
          </table:table-cell>
          <table:table-cell office:value-type="float" office:value="254" calcext:value-type="float">
            <text:p>254</text:p>
          </table:table-cell>
          <table:table-cell office:value-type="float" office:value="1243" calcext:value-type="float">
            <text:p>1243</text:p>
          </table:table-cell>
          <table:table-cell office:value-type="float" office:value="-282" calcext:value-type="float">
            <text:p>-282</text:p>
          </table:table-cell>
          <table:table-cell office:value-type="float" office:value="536" calcext:value-type="float">
            <text:p>536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114" calcext:value-type="float">
            <text:p>1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20" calcext:value-type="float">
            <text:p>1120</text:p>
          </table:table-cell>
          <table:table-cell table:formula="of:=[.C58]*360/2249" office:value-type="float" office:value="153.828368163628" calcext:value-type="float">
            <text:p>153.8283681636</text:p>
          </table:table-cell>
          <table:table-cell table:formula="of:=[.D58]*360/2249" office:value-type="float" office:value="113.170297910182" calcext:value-type="float">
            <text:p>113.170297910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707" calcext:value-type="float">
            <text:p>707</text:p>
          </table:table-cell>
          <table:table-cell office:value-type="float" office:value="254" calcext:value-type="float">
            <text:p>254</text:p>
          </table:table-cell>
          <table:table-cell office:value-type="float" office:value="-535" calcext:value-type="float">
            <text:p>-535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9" calcext:value-type="float">
            <text:p>-139</text:p>
          </table:table-cell>
          <table:table-cell office:value-type="float" office:value="-126" calcext:value-type="float">
            <text:p>-126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140" calcext:value-type="float">
            <text:p>1140</text:p>
          </table:table-cell>
          <table:table-cell table:formula="of:=[.C59]*360/2249" office:value-type="float" office:value="153.828368163628" calcext:value-type="float">
            <text:p>153.8283681636</text:p>
          </table:table-cell>
          <table:table-cell table:formula="of:=[.D59]*360/2249" office:value-type="float" office:value="198.808359270787" calcext:value-type="float">
            <text:p>198.80835927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713" calcext:value-type="float">
            <text:p>713</text:p>
          </table:table-cell>
          <table:table-cell office:value-type="float" office:value="248" calcext:value-type="float">
            <text:p>248</text:p>
          </table:table-cell>
          <table:table-cell office:value-type="float" office:value="1242" calcext:value-type="float">
            <text:p>1242</text:p>
          </table:table-cell>
          <table:table-cell office:value-type="float" office:value="-281" calcext:value-type="float">
            <text:p>-281</text:p>
          </table:table-cell>
          <table:table-cell office:value-type="float" office:value="529" calcext:value-type="float">
            <text:p>529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111" calcext:value-type="float">
            <text:p>111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160" calcext:value-type="float">
            <text:p>1160</text:p>
          </table:table-cell>
          <table:table-cell table:formula="of:=[.C60]*360/2249" office:value-type="float" office:value="153.828368163628" calcext:value-type="float">
            <text:p>153.8283681636</text:p>
          </table:table-cell>
          <table:table-cell table:formula="of:=[.D60]*360/2249" office:value-type="float" office:value="114.130724766563" calcext:value-type="float">
            <text:p>114.130724766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1" calcext:value-type="float">
            <text:p>1231</text:p>
          </table:table-cell>
          <table:table-cell office:value-type="float" office:value="-270" calcext:value-type="float">
            <text:p>-270</text:p>
          </table:table-cell>
          <table:table-cell office:value-type="float" office:value="713" calcext:value-type="float">
            <text:p>713</text:p>
          </table:table-cell>
          <table:table-cell office:value-type="float" office:value="248" calcext:value-type="float">
            <text:p>248</text:p>
          </table:table-cell>
          <table:table-cell office:value-type="float" office:value="-518" calcext:value-type="float">
            <text:p>-518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3" calcext:value-type="float">
            <text:p>-133</text:p>
          </table:table-cell>
          <table:table-cell office:value-type="float" office:value="-121" calcext:value-type="float">
            <text:p>-121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1180" calcext:value-type="float">
            <text:p>1180</text:p>
          </table:table-cell>
          <table:table-cell table:formula="of:=[.C61]*360/2249" office:value-type="float" office:value="153.828368163628" calcext:value-type="float">
            <text:p>153.8283681636</text:p>
          </table:table-cell>
          <table:table-cell table:formula="of:=[.D61]*360/2249" office:value-type="float" office:value="197.047576700756" calcext:value-type="float">
            <text:p>197.0475767008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97" calcext:value-type="float">
            <text:p>697</text:p>
          </table:table-cell>
          <table:table-cell office:value-type="float" office:value="264" calcext:value-type="float">
            <text:p>264</text:p>
          </table:table-cell>
          <table:table-cell office:value-type="float" office:value="1231" calcext:value-type="float">
            <text:p>1231</text:p>
          </table:table-cell>
          <table:table-cell office:value-type="float" office:value="-270" calcext:value-type="float">
            <text:p>-270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118" calcext:value-type="float">
            <text:p>11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00" calcext:value-type="float">
            <text:p>1200</text:p>
          </table:table-cell>
          <table:table-cell table:formula="of:=[.C62]*360/2249" office:value-type="float" office:value="153.828368163628" calcext:value-type="float">
            <text:p>153.8283681636</text:p>
          </table:table-cell>
          <table:table-cell table:formula="of:=[.D62]*360/2249" office:value-type="float" office:value="111.569586482881" calcext:value-type="float">
            <text:p>111.569586482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33" calcext:value-type="float">
            <text:p>1233</text:p>
          </table:table-cell>
          <table:table-cell office:value-type="float" office:value="-272" calcext:value-type="float">
            <text:p>-272</text:p>
          </table:table-cell>
          <table:table-cell office:value-type="float" office:value="697" calcext:value-type="float">
            <text:p>697</text:p>
          </table:table-cell>
          <table:table-cell office:value-type="float" office:value="264" calcext:value-type="float">
            <text:p>264</text:p>
          </table:table-cell>
          <table:table-cell office:value-type="float" office:value="-536" calcext:value-type="float">
            <text:p>-536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35" calcext:value-type="float">
            <text:p>-135</text:p>
          </table:table-cell>
          <table:table-cell office:value-type="float" office:value="-122" calcext:value-type="float">
            <text:p>-12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220" calcext:value-type="float">
            <text:p>1220</text:p>
          </table:table-cell>
          <table:table-cell table:formula="of:=[.C63]*360/2249" office:value-type="float" office:value="153.828368163628" calcext:value-type="float">
            <text:p>153.8283681636</text:p>
          </table:table-cell>
          <table:table-cell table:formula="of:=[.D63]*360/2249" office:value-type="float" office:value="197.367718986216" calcext:value-type="float">
            <text:p>197.367718986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80" calcext:value-type="float">
            <text:p>680</text:p>
          </table:table-cell>
          <table:table-cell office:value-type="float" office:value="281" calcext:value-type="float">
            <text:p>281</text:p>
          </table:table-cell>
          <table:table-cell office:value-type="float" office:value="1233" calcext:value-type="float">
            <text:p>1233</text:p>
          </table:table-cell>
          <table:table-cell office:value-type="float" office:value="-272" calcext:value-type="float">
            <text:p>-272</text:p>
          </table:table-cell>
          <table:table-cell office:value-type="float" office:value="553" calcext:value-type="float">
            <text:p>553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40" calcext:value-type="float">
            <text:p>1240</text:p>
          </table:table-cell>
          <table:table-cell table:formula="of:=[.C64]*360/2249" office:value-type="float" office:value="153.828368163628" calcext:value-type="float">
            <text:p>153.8283681636</text:p>
          </table:table-cell>
          <table:table-cell table:formula="of:=[.D64]*360/2249" office:value-type="float" office:value="108.84837705647" calcext:value-type="float">
            <text:p>108.848377056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07" calcext:value-type="float">
            <text:p>1207</text:p>
          </table:table-cell>
          <table:table-cell office:value-type="float" office:value="-246" calcext:value-type="float">
            <text:p>-246</text:p>
          </table:table-cell>
          <table:table-cell office:value-type="float" office:value="680" calcext:value-type="float">
            <text:p>680</text:p>
          </table:table-cell>
          <table:table-cell office:value-type="float" office:value="281" calcext:value-type="float">
            <text:p>281</text:p>
          </table:table-cell>
          <table:table-cell office:value-type="float" office:value="-527" calcext:value-type="float">
            <text:p>-527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3" calcext:value-type="float">
            <text:p>-123</text:p>
          </table:table-cell>
          <table:table-cell office:value-type="float" office:value="-110" calcext:value-type="float">
            <text:p>-1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260" calcext:value-type="float">
            <text:p>1260</text:p>
          </table:table-cell>
          <table:table-cell table:formula="of:=[.C65]*360/2249" office:value-type="float" office:value="153.828368163628" calcext:value-type="float">
            <text:p>153.8283681636</text:p>
          </table:table-cell>
          <table:table-cell table:formula="of:=[.D65]*360/2249" office:value-type="float" office:value="193.205869275233" calcext:value-type="float">
            <text:p>193.205869275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3" calcext:value-type="float">
            <text:p>673</text:p>
          </table:table-cell>
          <table:table-cell office:value-type="float" office:value="288" calcext:value-type="float">
            <text:p>288</text:p>
          </table:table-cell>
          <table:table-cell office:value-type="float" office:value="1207" calcext:value-type="float">
            <text:p>1207</text:p>
          </table:table-cell>
          <table:table-cell office:value-type="float" office:value="-246" calcext:value-type="float">
            <text:p>-246</text:p>
          </table:table-cell>
          <table:table-cell office:value-type="float" office:value="534" calcext:value-type="float">
            <text:p>534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129" calcext:value-type="float">
            <text:p>12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280" calcext:value-type="float">
            <text:p>1280</text:p>
          </table:table-cell>
          <table:table-cell table:formula="of:=[.C66]*360/2249" office:value-type="float" office:value="153.828368163628" calcext:value-type="float">
            <text:p>153.8283681636</text:p>
          </table:table-cell>
          <table:table-cell table:formula="of:=[.D66]*360/2249" office:value-type="float" office:value="107.727879057359" calcext:value-type="float">
            <text:p>107.727879057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14" calcext:value-type="float">
            <text:p>1214</text:p>
          </table:table-cell>
          <table:table-cell office:value-type="float" office:value="-253" calcext:value-type="float">
            <text:p>-253</text:p>
          </table:table-cell>
          <table:table-cell office:value-type="float" office:value="673" calcext:value-type="float">
            <text:p>673</text:p>
          </table:table-cell>
          <table:table-cell office:value-type="float" office:value="288" calcext:value-type="float">
            <text:p>288</text:p>
          </table:table-cell>
          <table:table-cell office:value-type="float" office:value="-541" calcext:value-type="float">
            <text:p>-541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6" calcext:value-type="float">
            <text:p>-126</text:p>
          </table:table-cell>
          <table:table-cell office:value-type="float" office:value="-113" calcext:value-type="float">
            <text:p>-113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00" calcext:value-type="float">
            <text:p>1300</text:p>
          </table:table-cell>
          <table:table-cell table:formula="of:=[.C67]*360/2249" office:value-type="float" office:value="153.828368163628" calcext:value-type="float">
            <text:p>153.8283681636</text:p>
          </table:table-cell>
          <table:table-cell table:formula="of:=[.D67]*360/2249" office:value-type="float" office:value="194.326367274344" calcext:value-type="float">
            <text:p>194.3263672743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9" calcext:value-type="float">
            <text:p>679</text:p>
          </table:table-cell>
          <table:table-cell office:value-type="float" office:value="282" calcext:value-type="float">
            <text:p>282</text:p>
          </table:table-cell>
          <table:table-cell office:value-type="float" office:value="1214" calcext:value-type="float">
            <text:p>1214</text:p>
          </table:table-cell>
          <table:table-cell office:value-type="float" office:value="-253" calcext:value-type="float">
            <text:p>-253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20" calcext:value-type="float">
            <text:p>1320</text:p>
          </table:table-cell>
          <table:table-cell table:formula="of:=[.C68]*360/2249" office:value-type="float" office:value="153.828368163628" calcext:value-type="float">
            <text:p>153.8283681636</text:p>
          </table:table-cell>
          <table:table-cell table:formula="of:=[.D68]*360/2249" office:value-type="float" office:value="108.688305913739" calcext:value-type="float">
            <text:p>108.6883059137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07" calcext:value-type="float">
            <text:p>1207</text:p>
          </table:table-cell>
          <table:table-cell office:value-type="float" office:value="-246" calcext:value-type="float">
            <text:p>-246</text:p>
          </table:table-cell>
          <table:table-cell office:value-type="float" office:value="679" calcext:value-type="float">
            <text:p>679</text:p>
          </table:table-cell>
          <table:table-cell office:value-type="float" office:value="282" calcext:value-type="float">
            <text:p>282</text:p>
          </table:table-cell>
          <table:table-cell office:value-type="float" office:value="-528" calcext:value-type="float">
            <text:p>-528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3" calcext:value-type="float">
            <text:p>-123</text:p>
          </table:table-cell>
          <table:table-cell office:value-type="float" office:value="-110" calcext:value-type="float">
            <text:p>-110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[.C69]*360/2249" office:value-type="float" office:value="153.828368163628" calcext:value-type="float">
            <text:p>153.8283681636</text:p>
          </table:table-cell>
          <table:table-cell table:formula="of:=[.D69]*360/2249" office:value-type="float" office:value="193.205869275233" calcext:value-type="float">
            <text:p>193.205869275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2" calcext:value-type="float">
            <text:p>672</text:p>
          </table:table-cell>
          <table:table-cell office:value-type="float" office:value="289" calcext:value-type="float">
            <text:p>289</text:p>
          </table:table-cell>
          <table:table-cell office:value-type="float" office:value="1207" calcext:value-type="float">
            <text:p>1207</text:p>
          </table:table-cell>
          <table:table-cell office:value-type="float" office:value="-246" calcext:value-type="float">
            <text:p>-246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30" calcext:value-type="float">
            <text:p>13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360" calcext:value-type="float">
            <text:p>1360</text:p>
          </table:table-cell>
          <table:table-cell table:formula="of:=[.C70]*360/2249" office:value-type="float" office:value="153.828368163628" calcext:value-type="float">
            <text:p>153.8283681636</text:p>
          </table:table-cell>
          <table:table-cell table:formula="of:=[.D70]*360/2249" office:value-type="float" office:value="107.567807914629" calcext:value-type="float">
            <text:p>107.567807914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1211" calcext:value-type="float">
            <text:p>1211</text:p>
          </table:table-cell>
          <table:table-cell office:value-type="float" office:value="-250" calcext:value-type="float">
            <text:p>-250</text:p>
          </table:table-cell>
          <table:table-cell office:value-type="float" office:value="672" calcext:value-type="float">
            <text:p>672</text:p>
          </table:table-cell>
          <table:table-cell office:value-type="float" office:value="289" calcext:value-type="float">
            <text:p>289</text:p>
          </table:table-cell>
          <table:table-cell office:value-type="float" office:value="-539" calcext:value-type="float">
            <text:p>-539</text:p>
          </table:table-cell>
          <table:table-cell office:value-type="float" office:value="200" calcext:value-type="float">
            <text:p>200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-125" calcext:value-type="float">
            <text:p>-125</text:p>
          </table:table-cell>
          <table:table-cell office:value-type="float" office:value="-112" calcext:value-type="float">
            <text:p>-112</text:p>
          </table:table-cell>
          <table:table-cell office:value-type="float" office:value="-13" calcext:value-type="float">
            <text:p>-13</text:p>
          </table:table-cell>
          <table:table-cell/>
          <table:table-cell office:value-type="float" office:value="1380" calcext:value-type="float">
            <text:p>1380</text:p>
          </table:table-cell>
          <table:table-cell table:formula="of:=[.C71]*360/2249" office:value-type="float" office:value="153.828368163628" calcext:value-type="float">
            <text:p>153.8283681636</text:p>
          </table:table-cell>
          <table:table-cell table:formula="of:=[.D71]*360/2249" office:value-type="float" office:value="193.846153846154" calcext:value-type="float">
            <text:p>193.8461538462</text:p>
          </table:table-cell>
          <table:table-cell office:value-type="float" office:value="-60" calcext:value-type="float">
            <text:p>-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961" calcext:value-type="float">
            <text:p>961</text:p>
          </table:table-cell>
          <table:table-cell office:value-type="float" office:value="676" calcext:value-type="float">
            <text:p>676</text:p>
          </table:table-cell>
          <table:table-cell office:value-type="float" office:value="285" calcext:value-type="float">
            <text:p>285</text:p>
          </table:table-cell>
          <table:table-cell office:value-type="float" office:value="1211" calcext:value-type="float">
            <text:p>1211</text:p>
          </table:table-cell>
          <table:table-cell office:value-type="float" office:value="-250" calcext:value-type="float">
            <text:p>-250</text:p>
          </table:table-cell>
          <table:table-cell office:value-type="float" office:value="535" calcext:value-type="float">
            <text:p>535</text:p>
          </table:table-cell>
          <table:table-cell office:value-type="float" office:value="200" calcext:value-type="float">
            <text:p>20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C72]*360/2249" office:value-type="float" office:value="153.828368163628" calcext:value-type="float">
            <text:p>153.8283681636</text:p>
          </table:table-cell>
          <table:table-cell table:formula="of:=[.D72]*360/2249" office:value-type="float" office:value="108.208092485549" calcext:value-type="float">
            <text:p>108.2080924856</text:p>
          </table:table-cell>
          <table:table-cell office:value-type="float" office:value="60" calcext:value-type="float">
            <text:p>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5T22:03:49.238311176</dc:date>
    <meta:editing-duration>PT6M34S</meta:editing-duration>
    <meta:editing-cycles>1</meta:editing-cycles>
    <meta:document-statistic meta:table-count="1" meta:cell-count="12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0.653cm" svg:height="31.743cm" xlink:href=".." xlink:type="simple" chart:class="chart:scatter" chart:style-name="ch1">
        <chart:title svg:x="23.496cm" svg:y="0.77cm" chart:style-name="ch2">
          <text:p>Pr, Pm, T vs Time</text:p>
        </chart:title>
        <chart:legend chart:legend-position="end" svg:x="48.039cm" svg:y="15.074cm" style:legend-expansion="high" chart:style-name="ch3"/>
        <chart:plot-area chart:style-name="ch4" table:cell-range-address="oscillate180.P1:oscillate180.S72" chart:data-source-has-labels="row" svg:x="2.024cm" svg:y="2.183cm" svg:width="45.002cm" svg:height="27.945cm">
          <chartooo:coordinate-region svg:x="2.936cm" svg:y="2.382cm" svg:width="43.718cm" svg:height="27.547cm"/>
          <chart:axis chart:dimension="x" chart:name="primary-x" chart:style-name="ch5">
            <chart:title svg:x="23.767cm" svg:y="30.762cm" chart:style-name="ch6">
              <text:p>Time (ms)</text:p>
            </chart:title>
          </chart:axis>
          <chart:axis chart:dimension="y" chart:name="primary-y" chart:style-name="ch5">
            <chart:title svg:x="0.451cm" svg:y="17.35cm" chart:style-name="ch7">
              <text:p>Degree / Torque</text:p>
            </chart:title>
            <chart:grid chart:style-name="ch8" chart:class="major"/>
          </chart:axis>
          <chart:series chart:style-name="ch9" chart:values-cell-range-address="oscillate180.Q2:oscillate180.Q72" chart:label-cell-address="oscillate180.Q1:oscillate180.Q1" chart:class="chart:scatter">
            <chart:domain table:cell-range-address="oscillate180.P2:oscillate180.P72"/>
            <chart:data-point chart:repeated="71"/>
          </chart:series>
          <chart:series chart:style-name="ch10" chart:values-cell-range-address="oscillate180.R2:oscillate180.R72" chart:label-cell-address="oscillate180.R1:oscillate180.R1" chart:class="chart:scatter">
            <chart:data-point chart:repeated="71"/>
          </chart:series>
          <chart:series chart:style-name="ch11" chart:values-cell-range-address="oscillate180.S2:oscillate180.S72" chart:label-cell-address="oscillate180.S1:oscillate180.S1" chart:class="chart:scatter">
            <chart:data-point chart:repeated="7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r_deg</text:p>
                <draw:g>
                  <svg:desc>oscillate180.Q1:oscillate180.Q1</svg:desc>
                </draw:g>
              </table:table-cell>
              <table:table-cell office:value-type="string">
                <text:p>Pm_deg</text:p>
                <draw:g>
                  <svg:desc>oscillate180.R1:oscillate180.R1</svg:desc>
                </draw:g>
              </table:table-cell>
              <table:table-cell office:value-type="string">
                <text:p>Torque</text:p>
                <draw:g>
                  <svg:desc>oscillate180.S1:oscillate180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scillate180.P2:oscillate180.P72</svg:desc>
                </draw:g>
              </table:table-cell>
              <table:table-cell office:value-type="float" office:value="153.828368163628">
                <text:p>153.828368163628</text:p>
                <draw:g>
                  <svg:desc>oscillate180.Q2:oscillate180.Q72</svg:desc>
                </draw:g>
              </table:table-cell>
              <table:table-cell office:value-type="float" office:value="61.4673188083593">
                <text:p>61.4673188083593</text:p>
                <draw:g>
                  <svg:desc>oscillate180.R2:oscillate180.R72</svg:desc>
                </draw:g>
              </table:table-cell>
              <table:table-cell office:value-type="float" office:value="60">
                <text:p>60</text:p>
                <draw:g>
                  <svg:desc>oscillate180.S2:oscillate180.S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008003557137">
                <text:p>198.00800355713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049799911072">
                <text:p>112.049799911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847932414406">
                <text:p>197.84793241440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049799911072">
                <text:p>112.049799911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328145842597">
                <text:p>198.32814584259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569586482881">
                <text:p>111.5695864828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9.928857269898">
                <text:p>199.92885726989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4.450867052023">
                <text:p>114.450867052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808359270787">
                <text:p>198.80835927078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049799911072">
                <text:p>112.049799911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008003557137">
                <text:p>198.00800355713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850155624722">
                <text:p>112.85015562472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328145842597">
                <text:p>198.32814584259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3.330369052912">
                <text:p>113.33036905291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9.608714984438">
                <text:p>199.60871498443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4.450867052023">
                <text:p>114.45086705202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808359270787">
                <text:p>198.80835927078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049799911072">
                <text:p>112.049799911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527790128946">
                <text:p>197.52779012894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049799911072">
                <text:p>112.04979991107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008003557137">
                <text:p>198.00800355713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729657625611">
                <text:p>111.7296576256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047576700756">
                <text:p>197.04757670075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0.769230769231">
                <text:p>110.7692307692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648288128057">
                <text:p>198.64828812805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729657625611">
                <text:p>111.7296576256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9.768786127168">
                <text:p>199.76878612716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5.891507336594">
                <text:p>115.89150733659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201.049355269008">
                <text:p>201.049355269008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4.290795909293">
                <text:p>114.29079590929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968430413517">
                <text:p>198.96843041351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3.970653623833">
                <text:p>113.97065362383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808359270787">
                <text:p>198.80835927078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2.530013339262">
                <text:p>112.53001333926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648288128057">
                <text:p>198.64828812805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889728768342">
                <text:p>111.88972876834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6.887505558026">
                <text:p>196.88750555802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0.769230769231">
                <text:p>110.7692307692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648288128057">
                <text:p>198.64828812805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729657625611">
                <text:p>111.72965762561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6.567363272566">
                <text:p>196.56736327256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0.929301911961">
                <text:p>110.92930191196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4.646509559804">
                <text:p>194.64650955980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8.368163628279">
                <text:p>108.36816362827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4.166296131614">
                <text:p>194.16629613161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7.887950200089">
                <text:p>107.88795020008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5.126722987995">
                <text:p>195.12672298799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7.727879057359">
                <text:p>107.727879057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5.606936416185">
                <text:p>195.606936416185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8.688305913739">
                <text:p>108.688305913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6.567363272566">
                <text:p>196.56736327256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0.12894619831">
                <text:p>110.1289461983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687861271676">
                <text:p>197.68786127167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089373054691">
                <text:p>111.08937305469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968430413517">
                <text:p>198.96843041351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3.170297910182">
                <text:p>113.17029791018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8.808359270787">
                <text:p>198.80835927078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4.130724766563">
                <text:p>114.13072476656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047576700756">
                <text:p>197.04757670075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11.569586482881">
                <text:p>111.56958648288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7.367718986216">
                <text:p>197.367718986216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8.84837705647">
                <text:p>108.8483770564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3.205869275233">
                <text:p>193.20586927523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7.727879057359">
                <text:p>107.72787905735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4.326367274344">
                <text:p>194.32636727434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8.688305913739">
                <text:p>108.68830591373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3.205869275233">
                <text:p>193.20586927523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7.567807914629">
                <text:p>107.567807914629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93.846153846154">
                <text:p>193.846153846154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153.828368163628">
                <text:p>153.828368163628</text:p>
              </table:table-cell>
              <table:table-cell office:value-type="float" office:value="108.208092485549">
                <text:p>108.208092485549</text:p>
              </table:table-cell>
              <table:table-cell office:value-type="float" office:value="60">
                <text:p>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